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Contents">
      <style:text-properties officeooo:rsid="001dfc69" officeooo:paragraph-rsid="001dfc69"/>
    </style:style>
    <style:style style:name="P11" style:family="paragraph" style:parent-style-name="Table_20_Contents">
      <style:text-properties officeooo:rsid="001dfc69" officeooo:paragraph-rsid="002028d1"/>
    </style:style>
    <style:style style:name="P12" style:family="paragraph" style:parent-style-name="Table_20_Contents">
      <style:text-properties officeooo:rsid="001f1c05" officeooo:paragraph-rsid="001f1c05"/>
    </style:style>
    <style:style style:name="P13" style:family="paragraph" style:parent-style-name="Table_20_Contents">
      <style:text-properties officeooo:rsid="001f1c05" officeooo:paragraph-rsid="0015b863"/>
    </style:style>
    <style:style style:name="P14" style:family="paragraph" style:parent-style-name="Table_20_Contents">
      <style:text-properties officeooo:rsid="001f1c05" officeooo:paragraph-rsid="0015147e"/>
    </style:style>
    <style:style style:name="P15" style:family="paragraph" style:parent-style-name="Table_20_Contents">
      <style:text-properties officeooo:rsid="001f1c05" officeooo:paragraph-rsid="002028d1"/>
    </style:style>
    <style:style style:name="P16" style:family="paragraph" style:parent-style-name="Table_20_Contents">
      <style:text-properties officeooo:rsid="002028d1" officeooo:paragraph-rsid="002028d1"/>
    </style:style>
    <style:style style:name="P17" style:family="paragraph" style:parent-style-name="Table_20_Contents">
      <style:text-properties officeooo:rsid="00211ce9" officeooo:paragraph-rsid="00211ce9"/>
    </style:style>
    <style:style style:name="P18" style:family="paragraph" style:parent-style-name="Table_20_Contents">
      <style:text-properties officeooo:rsid="00211ce9" officeooo:paragraph-rsid="002028d1"/>
    </style:style>
    <style:style style:name="P19" style:family="paragraph" style:parent-style-name="Table_20_Contents">
      <style:text-properties officeooo:rsid="0021e39e" officeooo:paragraph-rsid="0021e39e"/>
    </style:style>
    <style:style style:name="P20" style:family="paragraph" style:parent-style-name="Table_20_Contents">
      <style:text-properties officeooo:rsid="0022ca3a" officeooo:paragraph-rsid="0022ca3a"/>
    </style:style>
    <style:style style:name="P21" style:family="paragraph" style:parent-style-name="Table_20_Contents">
      <style:text-properties officeooo:rsid="0022ca3a" officeooo:paragraph-rsid="00211ce9"/>
    </style:style>
    <style:style style:name="P22" style:family="paragraph" style:parent-style-name="Table_20_Contents">
      <style:text-properties officeooo:rsid="0023b4e1" officeooo:paragraph-rsid="0023b4e1"/>
    </style:style>
    <style:style style:name="P23" style:family="paragraph" style:parent-style-name="Table_20_Contents">
      <style:text-properties officeooo:rsid="002571cb" officeooo:paragraph-rsid="002571cb"/>
    </style:style>
    <style:style style:name="P24" style:family="paragraph" style:parent-style-name="Table_20_Contents">
      <style:text-properties officeooo:rsid="002571cb" officeooo:paragraph-rsid="00271dfb"/>
    </style:style>
    <style:style style:name="P25" style:family="paragraph" style:parent-style-name="Table_20_Contents">
      <style:text-properties officeooo:rsid="00271dfb" officeooo:paragraph-rsid="00271dfb"/>
    </style:style>
    <style:style style:name="P26" style:family="paragraph" style:parent-style-name="Table_20_Contents">
      <style:text-properties officeooo:rsid="00285cbc" officeooo:paragraph-rsid="00285cbc"/>
    </style:style>
    <style:style style:name="P27" style:family="paragraph" style:parent-style-name="Table_20_Contents">
      <style:text-properties officeooo:rsid="002ac658" officeooo:paragraph-rsid="002ac658"/>
    </style:style>
    <style:style style:name="P28" style:family="paragraph" style:parent-style-name="Table_20_Contents">
      <style:text-properties officeooo:rsid="002b0b1b" officeooo:paragraph-rsid="002b0b1b"/>
    </style:style>
    <style:style style:name="P29" style:family="paragraph" style:parent-style-name="Text_20_body">
      <style:text-properties officeooo:paragraph-rsid="00106c69"/>
    </style:style>
    <style:style style:name="P30" style:family="paragraph" style:parent-style-name="Text_20_body">
      <style:text-properties officeooo:rsid="001a0125" officeooo:paragraph-rsid="001a0125"/>
    </style:style>
    <style:style style:name="P31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2" style:family="paragraph" style:parent-style-name="Text_20_body">
      <style:text-properties officeooo:rsid="001ace5a" officeooo:paragraph-rsid="001ace5a"/>
    </style:style>
    <style:style style:name="P33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4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35" style:family="paragraph" style:parent-style-name="Text_20_body">
      <style:text-properties officeooo:paragraph-rsid="00271dfb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0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1" style:family="paragraph" style:parent-style-name="Table_20_Contents">
      <style:text-properties officeooo:rsid="002e3262" officeooo:paragraph-rsid="002e3262"/>
    </style:style>
    <style:style style:name="P52" style:family="paragraph" style:parent-style-name="Table_20_Contents">
      <style:text-properties officeooo:rsid="002028d1" officeooo:paragraph-rsid="002028d1"/>
    </style:style>
    <style:style style:name="P53" style:family="paragraph" style:parent-style-name="Table_20_Contents">
      <style:text-properties officeooo:rsid="001f1c05" officeooo:paragraph-rsid="002028d1"/>
    </style:style>
    <style:style style:name="P54" style:family="paragraph" style:parent-style-name="Table_20_Heading">
      <style:text-properties officeooo:rsid="002e3262" officeooo:paragraph-rsid="002e3262"/>
    </style:style>
    <style:style style:name="P55" style:family="paragraph" style:parent-style-name="Heading_20_3">
      <style:text-properties officeooo:rsid="001a0125" officeooo:paragraph-rsid="001a0125"/>
    </style:style>
    <style:style style:name="P56" style:family="paragraph" style:parent-style-name="Heading_20_3">
      <style:text-properties officeooo:rsid="002571cb" officeooo:paragraph-rsid="002571cb"/>
    </style:style>
    <style:style style:name="P57" style:family="paragraph" style:parent-style-name="Heading_20_3">
      <style:text-properties officeooo:rsid="002571cb" officeooo:paragraph-rsid="00271dfb"/>
    </style:style>
    <style:style style:name="P58" style:family="paragraph" style:parent-style-name="Heading_20_3">
      <style:text-properties officeooo:paragraph-rsid="00271dfb"/>
    </style:style>
    <style:style style:name="P59" style:family="paragraph" style:parent-style-name="Heading_20_3">
      <style:text-properties officeooo:rsid="0015147e" officeooo:paragraph-rsid="00271dfb"/>
    </style:style>
    <style:style style:name="P60" style:family="paragraph" style:parent-style-name="Heading_20_3">
      <style:text-properties officeooo:rsid="0015147e" officeooo:paragraph-rsid="002028d1"/>
    </style:style>
    <style:style style:name="P61" style:family="paragraph" style:parent-style-name="Heading_20_3">
      <style:paragraph-properties fo:break-before="page"/>
      <style:text-properties officeooo:rsid="0015147e" officeooo:paragraph-rsid="0015147e"/>
    </style:style>
    <style:style style:name="P62" style:family="paragraph" style:parent-style-name="Heading_20_1">
      <style:text-properties officeooo:rsid="00106c69" officeooo:paragraph-rsid="00106c69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2b0b1b"/>
    </style:style>
    <style:style style:name="T4" style:family="text">
      <style:text-properties officeooo:rsid="002ac658"/>
    </style:style>
    <style:style style:name="T5" style:family="text">
      <style:text-properties officeooo:rsid="00271dfb"/>
    </style:style>
    <style:style style:name="T6" style:family="text">
      <style:text-properties officeooo:rsid="0022ca3a"/>
    </style:style>
    <style:style style:name="T7" style:family="text">
      <style:text-properties officeooo:rsid="00106c6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47612" style:font-style-asian="normal" style:font-style-complex="normal"/>
    </style:style>
    <style:style style:name="T10" style:family="text">
      <style:text-properties fo:font-style="normal" officeooo:rsid="001ca0a2" style:font-style-asian="normal" style:font-style-complex="normal"/>
    </style:style>
    <style:style style:name="T11" style:family="text">
      <style:text-properties fo:font-style="normal" officeooo:rsid="0021e39e" style:font-style-asian="normal" style:font-style-complex="normal"/>
    </style:style>
    <style:style style:name="T12" style:family="text">
      <style:text-properties fo:font-style="normal" officeooo:rsid="0022ca3a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0" style:family="text">
      <style:text-properties style:font-name="Courier New" fo:font-style="normal" style:font-style-asian="normal" style:font-style-complex="normal"/>
    </style:style>
    <style:style style:name="T21" style:family="text">
      <style:text-properties style:font-name="Courier New" fo:font-style="normal" officeooo:rsid="00147612" style:font-style-asian="normal" style:font-style-complex="normal"/>
    </style:style>
    <style:style style:name="T22" style:family="text">
      <style:text-properties style:font-name="Courier New" fo:font-style="normal" officeooo:rsid="0018a1d4" style:font-style-asian="normal" style:font-style-complex="normal"/>
    </style:style>
    <style:style style:name="T23" style:family="text">
      <style:text-properties style:font-name="Courier New" fo:font-weight="normal" style:font-weight-asian="normal" style:font-weight-complex="normal"/>
    </style:style>
    <style:style style:name="T24" style:family="text">
      <style:text-properties style:font-name="Courier New" fo:font-weight="normal" style:font-size-asian="10pt" style:font-weight-asian="normal" style:font-weight-complex="normal"/>
    </style:style>
    <style:style style:name="T25" style:family="text">
      <style:text-properties fo:font-size="12pt" officeooo:rsid="00106c69" style:font-size-asian="12pt" style:font-size-complex="12pt"/>
    </style:style>
    <style:style style:name="T2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dfc69"/>
    </style:style>
    <style:style style:name="T31" style:family="text">
      <style:text-properties officeooo:rsid="002028d1"/>
    </style:style>
    <style:style style:name="T32" style:family="text">
      <style:text-properties officeooo:rsid="00211ce9"/>
    </style:style>
    <style:style style:name="T33" style:family="text">
      <style:text-properties officeooo:rsid="002571cb"/>
    </style:style>
    <style:style style:name="T34" style:family="text">
      <style:text-properties officeooo:rsid="002cc491"/>
    </style:style>
    <style:style style:name="T35" style:family="text">
      <style:text-properties officeooo:rsid="002e3262"/>
    </style:style>
    <style:style style:name="T36" style:family="text">
      <style:text-properties officeooo:rsid="002f60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E2Guardian V5 – <text:span text:style-name="T1">Storyboarding</text:span></text:h>
      <text:p text:style-name="P33">NB – This document and the development of v5 is work in progress and so not all the functionally described in this document <text:span text:style-name="T4">may be fully</text:span> implemented at this time.</text:p>
      <text:p text:style-name="P29"><text:span text:style-name="T25">Version 5 has a revised model for logic flow and using lists.</text:span><text:span text:style-name="T7"> <text:s/></text:span></text:p>
      <text:p text:style-name="P31"><text:span text:style-name="T9">S</text:span><text:span text:style-name="T8">toryboarding is a simple scripting language which defines functions that control list checking, map actions to list matches and defines logic flow. <text:s text:c="2"/>Each filter group can use a different storyboard and so </text:span><text:span text:style-name="T11">can </text:span><text:span text:style-name="T8">have different logic if required. <text:s text:c="2"/>The lists used and logic can now also be changed without </text:span><text:span text:style-name="T11">stopping and </text:span><text:span text:style-name="T8">re-starting e2guardian.</text:span></text:p>
      <text:h text:style-name="P55" text:outline-level="3">The Storyboard File</text:h>
      <text:p text:style-name="P30">The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2">and 'pre-authcheck' for storyboard included in e2guardian.conf. <text:s text:c="2"/>Further entry point functions are required when transparent https (thttps-checkrequest &amp; thttps-checkresponse) <text:s/>is enabled. <text:s/></text:span></text:p>
      <text:p text:style-name="P32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2">Blank lines and lines starting with '#' are ignored.</text:p>
      <text:h text:style-name="Heading_20_3" text:outline-level="3">Function Definition</text:h>
      <text:p text:style-name="P32">The start of a function is defined with:-</text:p>
      <text:p text:style-name="P36">function(<text:span text:style-name="T16">function_name</text:span><text:span text:style-name="T8">)</text:span></text:p>
      <text:p text:style-name="P38">function_name<text:span text:style-name="T8"> </text:span><text:span text:style-name="T21">is a label made up of alphanumeric, '_' </text:span><text:span text:style-name="T22">and</text:span><text:span text:style-name="T21"> '-' (no spaces</text:span><text:span text:style-name="T20">). <text:s/>Do not use labels starting with 'true', 'false', 'set' or 'return' as these may conflict with built-in actions.</text:span><text:span text:style-name="T8"> </text:span></text:p>
      <text:p text:style-name="P48">The end of a function is defined with:-</text:p>
      <text:p text:style-name="P41"><text:soft-page-break/>end()</text:p>
      <text:p text:style-name="P43">or by the start of a new function</text:p>
      <text:p text:style-name="P43">or by an include</text:p>
      <text:p text:style-name="P43">or by the end of the file.</text:p>
      <text:p text:style-name="P47"><text:span text:style-name="T8">A function must be completely defined in a single file </text:span><text:span text:style-name="T10">and consists of one or more command lines </text:span><text:span text:style-name="T12">which are executed in order.</text:span></text:p>
      <text:h text:style-name="Heading_20_3" text:outline-level="3"><text:span text:style-name="T10">C</text:span><text:span text:style-name="T8">ommand </text:span><text:span text:style-name="T10">Line </text:span><text:span text:style-name="T8">Format</text:span></text:h>
      <text:p text:style-name="P34">The format of a command line is:-</text:p>
      <text:p text:style-name="P37"><text:span text:style-name="T16">Command</text:span><text:span text:style-name="T13">(</text:span><text:span text:style-name="T16">Condition</text:span><text:span text:style-name="T13">)</text:span><text:span text:style-name="T8">[</text:span><text:span text:style-name="T13">return</text:span><text:span text:style-name="T8"> || </text:span><text:span text:style-name="T13">returnif</text:span><text:span text:style-name="T8"> ]</text:span><text:span text:style-name="T16">Action</text:span></text:p>
      <text:p text:style-name="P49">where:-</text:p>
      <text:p text:style-name="P39">Command <text:span text:style-name="T8">is </text:span><text:span text:style-name="T13">if</text:span><text:span text:style-name="T8"> – if </text:span>Condition<text:span text:style-name="T8"> is true do </text:span>Action</text:p>
      <text:p text:style-name="P39"><text:span text:style-name="T8"><text:s text:c="5"/>or is </text:span><text:span text:style-name="T13">ifnot </text:span><text:span text:style-name="T14">- if </text:span><text:span text:style-name="T29">Condition</text:span><text:span text:style-name="T14"> is false do </text:span><text:span text:style-name="T29">Action</text:span></text:p>
      <text:p text:style-name="P39"><text:span text:style-name="T29">Condition </text:span><text:span text:style-name="T14">format is:-</text:span></text:p>
      <text:p text:style-name="P50"><text:span text:style-name="T29">state</text:span><text:span text:style-name="T14">[,[</text:span><text:span text:style-name="T29">list</text:span><text:span text:style-name="T14">][,</text:span><text:span text:style-name="T29">message_no</text:span><text:span text:style-name="T14">[,</text:span><text:span text:style-name="T29">logmessage_no</text:span><text:span text:style-name="T14">]]]</text:span></text:p>
      <text:p text:style-name="P42"><text:tab/>where:-</text:p>
      <text:p text:style-name="P40"><text:span text:style-name="T14"><text:tab/><text:tab/></text:span><text:span text:style-name="T29">state </text:span><text:span text:style-name="T14">is as listed in Table </text:span><text:span text:style-name="T15">2</text:span><text:span text:style-name="T14">.</text:span></text:p>
      <text:p text:style-name="P40"><text:span text:style-name="T14"><text:tab/><text:tab/></text:span><text:span text:style-name="T29">list </text:span><text:span text:style-name="T14">is list name (mandatory if </text:span><text:span text:style-name="T29">state</text:span><text:span text:style-name="T14"> ends in 'in')</text:span></text:p>
      <text:p text:style-name="P40"><text:span text:style-name="T14"><text:tab/><text:tab/></text:span><text:span text:style-name="T29">message_no</text:span><text:span text:style-name="T14"> is a message number (overrides messageno in list definition or used when no list) default 0</text:span></text:p>
      <text:p text:style-name="P40"><text:span text:style-name="T14"><text:tab/><text:tab/></text:span><text:span text:style-name="T29">logmessage_no </text:span><text:span text:style-name="T14">– (overrides</text:span><text:span text:style-name="T29"> logmessageno </text:span><text:span text:style-name="T14">in list definition or used when no list) default</text:span><text:span text:style-name="T29"> message_no</text:span></text:p>
      <text:p text:style-name="P40"><text:span text:style-name="T29">Action</text:span><text:span text:style-name="T14"> is a built-in action (see Table </text:span><text:span text:style-name="T15">3</text:span><text:span text:style-name="T14">) or a function name</text:span></text:p>
      <text:p text:style-name="P45"><text:span text:style-name="T26">if</text:span><text:span text:style-name="T14"> </text:span><text:span text:style-name="T23">Action </text:span><text:span text:style-name="T27">is prefixed with </text:span><text:span text:style-name="T19">return</text:span><text:span text:style-name="T28"> </text:span><text:span text:style-name="T27">then return from the current function with the return value of </text:span><text:span text:style-name="T24">Action</text:span></text:p>
      <text:p text:style-name="P45"><text:soft-page-break/><text:span text:style-name="T26">if</text:span><text:span text:style-name="T14"> </text:span><text:span text:style-name="T17">Action </text:span><text:span text:style-name="T27">is prefixed with </text:span><text:span text:style-name="T19">returnif</text:span><text:span text:style-name="T27"> then return true from the current function if </text:span><text:span text:style-name="T24">Action</text:span><text:span text:style-name="T18"> </text:span><text:span text:style-name="T26">returns</text:span><text:span text:style-name="T18"> </text:span><text:span text:style-name="T19">true</text:span></text:p>
      <text:h text:style-name="P56" text:outline-level="3">Table 1<text:span text:style-name="T5">a</text:span> – Flags which can be se<text:span text:style-name="T5">t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3">addheader</text:p>
          </table:table-cell>
          <table:table-cell table:style-name="Table4.B2" office:value-type="string">
            <text:p text:style-name="P23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3">block</text:p>
          </table:table-cell>
          <table:table-cell table:style-name="Table4.B2" office:value-type="string">
            <text:p text:style-name="P23">Request will be blocked</text:p>
          </table:table-cell>
        </table:table-row>
        <table:table-row>
          <table:table-cell table:style-name="Table4.A2" office:value-type="string">
            <text:p text:style-name="P23">done</text:p>
          </table:table-cell>
          <table:table-cell table:style-name="Table4.B2" office:value-type="string">
            <text:p text:style-name="P23">Process no more</text:p>
          </table:table-cell>
        </table:table-row>
        <table:table-row>
          <table:table-cell table:style-name="Table4.A2" office:value-type="string">
            <text:p text:style-name="P23">exception</text:p>
          </table:table-cell>
          <table:table-cell table:style-name="Table4.B2" office:value-type="string">
            <text:p text:style-name="P23">Request will be allowed without any content checking</text:p>
          </table:table-cell>
        </table:table-row>
        <table:table-row>
          <table:table-cell table:style-name="Table4.A2" office:value-type="string">
            <text:p text:style-name="P23">gomitm</text:p>
          </table:table-cell>
          <table:table-cell table:style-name="Table4.B2" office:value-type="string">
            <text:p text:style-name="P23">Do MITM interception on a CONNECT request <text:span text:style-name="T36">or TLS connection</text:span></text:p>
          </table:table-cell>
        </table:table-row>
        <table:table-row>
          <table:table-cell table:style-name="Table4.A2" office:value-type="string">
            <text:p text:style-name="P23">grey</text:p>
          </table:table-cell>
          <table:table-cell table:style-name="Table4.B2" office:value-type="string">
            <text:p text:style-name="P23">Content-checking inforced</text:p>
          </table:table-cell>
        </table:table-row>
        <table:table-row>
          <table:table-cell table:style-name="Table4.A2" office:value-type="string">
            <text:p text:style-name="P28">issearch</text:p>
          </table:table-cell>
          <table:table-cell table:style-name="Table4.B2" office:value-type="string">
            <text:p text:style-name="P28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3">logcategory</text:p>
          </table:table-cell>
          <table:table-cell table:style-name="Table4.B2" office:value-type="string">
            <text:p text:style-name="P23">Log category but do not block</text:p>
          </table:table-cell>
        </table:table-row>
        <table:table-row>
          <table:table-cell table:style-name="Table4.A2" office:value-type="string">
            <text:p text:style-name="P23">modurl</text:p>
          </table:table-cell>
          <table:table-cell table:style-name="Table4.B2" office:value-type="string">
            <text:p text:style-name="P23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26">nocheckcert</text:p>
          </table:table-cell>
          <table:table-cell table:style-name="Table4.B2" office:value-type="string">
            <text:p text:style-name="P26">Allow access to SSL site without checking certificate</text:p>
          </table:table-cell>
        </table:table-row>
        <table:table-row>
          <table:table-cell table:style-name="Table4.A2" office:value-type="string">
            <text:p text:style-name="P23">redirect</text:p>
          </table:table-cell>
          <table:table-cell table:style-name="Table4.B2" office:value-type="string">
            <text:p text:style-name="P23">Redirect browser to result from a regexpreplacelist</text:p>
          </table:table-cell>
        </table:table-row>
      </table:table>
      <text:h text:style-name="P58" text:outline-level="3"/>
      <text:h text:style-name="P57" text:outline-level="3">Table 1b – Flags – Read-only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54">Description</text:p>
            </table:table-cell>
          </table:table-row>
        </table:table-header-rows>
        <table:table-row>
          <table:table-cell table:style-name="Table5.A2" office:value-type="string">
            <text:p text:style-name="P51">hassni</text:p>
          </table:table-cell>
          <table:table-cell table:style-name="Table5.B2" office:value-type="string">
            <text:p text:style-name="P5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5">mitm</text:p>
          </table:table-cell>
          <table:table-cell table:style-name="Table5.B2" office:value-type="string">
            <text:p text:style-name="P25">Am in MITM session</text:p>
          </table:table-cell>
        </table:table-row>
        <table:table-row>
          <table:table-cell table:style-name="Table5.A2" office:value-type="string">
            <text:p text:style-name="P28">modheader</text:p>
          </table:table-cell>
          <table:table-cell table:style-name="Table5.B2" office:value-type="string">
            <text:p text:style-name="P28">Header(s) have been modified by regular expression list </text:p>
          </table:table-cell>
        </table:table-row>
        <table:table-row>
          <table:table-cell table:style-name="Table5.A2" office:value-type="string">
            <text:p text:style-name="P24">return</text:p>
          </table:table-cell>
          <table:table-cell table:style-name="Table5.B2" office:value-type="string">
            <text:p text:style-name="P24">The return status of last executed function or built-in action.</text:p>
          </table:table-cell>
        </table:table-row>
      </table:table>
      <text:p text:style-name="P35"/>
      <text:h text:style-name="P59" text:outline-level="3"><text:soft-page-break/></text:h>
      <text:h text:style-name="P61" text:outline-level="3">Table <text:span text:style-name="T33">2a</text:span> – <text:span text:style-name="T30">State</text:span>s <text:span text:style-name="T30">which require lists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0">urlin</text:p>
          </table:table-cell>
          <table:table-cell table:style-name="Table1.A2" office:value-type="string">
            <text:p text:style-name="P10">Is url in named list(s)?</text:p>
          </table:table-cell>
          <table:table-cell table:style-name="Table1.C2" office:value-type="string">
            <text:p text:style-name="P12">siteiplist, sitelist, urllist, regexpboollist</text:p>
          </table:table-cell>
        </table:table-row>
        <table:table-row>
          <table:table-cell table:style-name="Table1.A2" office:value-type="string">
            <text:p text:style-name="P10">sitein</text:p>
          </table:table-cell>
          <table:table-cell table:style-name="Table1.A2" office:value-type="string">
            <text:p text:style-name="P10">Is site in named list(s)?</text:p>
          </table:table-cell>
          <table:table-cell table:style-name="Table1.C2" office:value-type="string">
            <text:p text:style-name="P13">siteiplist, sitelist, regexpboollist</text:p>
          </table:table-cell>
        </table:table-row>
        <table:table-row>
          <table:table-cell table:style-name="Table1.A2" office:value-type="string">
            <text:p text:style-name="P12">searchin</text:p>
          </table:table-cell>
          <table:table-cell table:style-name="Table1.A2" office:value-type="string">
            <text:p text:style-name="P12">Is search term in named list? <text:span text:style-name="T4">Note: action setsearchterm must have already been called for searchin to be effective.</text:span></text:p>
          </table:table-cell>
          <table:table-cell table:style-name="Table1.C2" office:value-type="string">
            <text:p text:style-name="P12">searchlist</text:p>
          </table:table-cell>
        </table:table-row>
        <table:table-row>
          <table:table-cell table:style-name="Table1.A2" office:value-type="string">
            <text:p text:style-name="P12">embeddedin</text:p>
          </table:table-cell>
          <table:table-cell table:style-name="Table1.A2" office:value-type="string">
            <text:p text:style-name="P12">Are any embedded URL in named list(s)?</text:p>
          </table:table-cell>
          <table:table-cell table:style-name="Table1.C2" office:value-type="string">
            <text:p text:style-name="P12">siteiplist, sitelist, urllist, regexpboollist</text:p>
          </table:table-cell>
        </table:table-row>
        <table:table-row>
          <table:table-cell table:style-name="Table1.A2" office:value-type="string">
            <text:p text:style-name="P12">refererin</text:p>
          </table:table-cell>
          <table:table-cell table:style-name="Table1.A2" office:value-type="string">
            <text:p text:style-name="P14">Is referer in named list(s)?</text:p>
          </table:table-cell>
          <table:table-cell table:style-name="Table1.C2" office:value-type="string">
            <text:p text:style-name="P12">siteiplist, sitelist, urllist, <text:span text:style-name="T5">regexpboollist</text:span></text:p>
          </table:table-cell>
        </table:table-row>
        <table:table-row>
          <table:table-cell table:style-name="Table1.A2" office:value-type="string">
            <text:p text:style-name="P12">headerin</text:p>
          </table:table-cell>
          <table:table-cell table:style-name="Table1.A2" office:value-type="string">
            <text:p text:style-name="P12">Is a header in the named list? </text:p>
          </table:table-cell>
          <table:table-cell table:style-name="Table1.C2" office:value-type="string">
            <text:p text:style-name="P12">regexpboollist <text:span text:style-name="T3">or regexpreplacelist (not both)</text:span></text:p>
          </table:table-cell>
        </table:table-row>
        <table:table-row>
          <table:table-cell table:style-name="Table1.A2" office:value-type="string">
            <text:p text:style-name="P12">fullurlin</text:p>
          </table:table-cell>
          <table:table-cell table:style-name="Table1.A2" office:value-type="string">
            <text:p text:style-name="P12">Is full url in named list?</text:p>
          </table:table-cell>
          <table:table-cell table:style-name="Table1.C2" office:value-type="string">
            <text:p text:style-name="P12">regexpreplacelist</text:p>
          </table:table-cell>
        </table:table-row>
        <table:table-row>
          <table:table-cell table:style-name="Table1.A2" office:value-type="string">
            <text:p text:style-name="P17">clientin</text:p>
          </table:table-cell>
          <table:table-cell table:style-name="Table1.A2" office:value-type="string">
            <text:p text:style-name="P17">Is client <text:span text:style-name="T6">host</text:span> in named list?</text:p>
          </table:table-cell>
          <table:table-cell table:style-name="Table1.C2" office:value-type="string">
            <text:p text:style-name="P17">iplist, <text:span text:style-name="T6">sitelist</text:span></text:p>
          </table:table-cell>
        </table:table-row>
        <table:table-row>
          <table:table-cell table:style-name="Table1.A2" office:value-type="string">
            <text:p text:style-name="P20">extensionin</text:p>
          </table:table-cell>
          <table:table-cell table:style-name="Table1.A2" office:value-type="string">
            <text:p text:style-name="P20">Is file extension in named list?</text:p>
          </table:table-cell>
          <table:table-cell table:style-name="Table1.C2" office:value-type="string">
            <text:p text:style-name="P20">fileextlist</text:p>
          </table:table-cell>
        </table:table-row>
        <table:table-row>
          <table:table-cell table:style-name="Table1.A2" office:value-type="string">
            <text:p text:style-name="P20">mimein</text:p>
          </table:table-cell>
          <table:table-cell table:style-name="Table1.A2" office:value-type="string">
            <text:p text:style-name="P20">Is mime type in named list?</text:p>
          </table:table-cell>
          <table:table-cell table:style-name="Table1.C2" office:value-type="string">
            <text:p text:style-name="P20">mimelist</text:p>
          </table:table-cell>
        </table:table-row>
        <table:table-row>
          <table:table-cell table:style-name="Table1.C2" table:number-columns-spanned="3" office:value-type="string">
            <text:p text:style-name="P19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0" text:outline-level="3">Table <text:span text:style-name="T33">2</text:span>b – States without lis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6">connect</text:p>
          </table:table-cell>
          <table:table-cell table:style-name="Table2.B2" office:value-type="string">
            <text:p text:style-name="P11">Is <text:span text:style-name="T31">it a CONNECT request?</text:span></text:p>
          </table:table-cell>
        </table:table-row>
        <table:table-row>
          <table:table-cell table:style-name="Table2.A2" office:value-type="string">
            <text:p text:style-name="P16">blockset</text:p>
          </table:table-cell>
          <table:table-cell table:style-name="Table2.B2" office:value-type="string">
            <text:p text:style-name="P16">Is block flag set?</text:p>
          </table:table-cell>
        </table:table-row>
        <table:table-row>
          <table:table-cell table:style-name="Table2.A2" office:value-type="string">
            <text:p text:style-name="P16">doneset</text:p>
          </table:table-cell>
          <table:table-cell table:style-name="Table2.B2" office:value-type="string">
            <text:p text:style-name="P11">Is <text:span text:style-name="T31">done flag set?</text:span></text:p>
          </table:table-cell>
        </table:table-row>
        <table:table-row>
          <table:table-cell table:style-name="Table2.A2" office:value-type="string">
            <text:p text:style-name="P16">exceptionset</text:p>
          </table:table-cell>
          <table:table-cell table:style-name="Table2.B2" office:value-type="string">
            <text:p text:style-name="P16">Is exception flag set?</text:p>
          </table:table-cell>
        </table:table-row>
        <table:table-row>
          <table:table-cell table:style-name="Table2.A2" office:value-type="string">
            <text:p text:style-name="P20">get</text:p>
          </table:table-cell>
          <table:table-cell table:style-name="Table2.B2" office:value-type="string">
            <text:p text:style-name="P20">Is it a GET request?</text:p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6">greyset</text:p>
          </table:table-cell>
          <table:table-cell table:style-name="Table2.B2" office:value-type="string">
            <text:p text:style-name="P15">Is grey flag set?</text:p>
          </table:table-cell>
        </table:table-row>
        <table:table-row>
          <table:table-cell table:style-name="Table2.A2" office:value-type="string">
            <text:p text:style-name="P51">hassniset</text:p>
          </table:table-cell>
          <table:table-cell table:style-name="Table2.B2" office:value-type="string">
            <text:p text:style-name="P51">Is hassni flag set?</text:p>
          </table:table-cell>
        </table:table-row>
        <table:table-row>
          <table:table-cell table:style-name="Table2.A2" office:value-type="string">
            <text:p text:style-name="P16">mitmset</text:p>
          </table:table-cell>
          <table:table-cell table:style-name="Table2.B2" office:value-type="string">
            <text:p text:style-name="P16">Are we in a MITM session?</text:p>
          </table:table-cell>
        </table:table-row>
        <table:table-row>
          <table:table-cell table:style-name="Table2.A2" office:value-type="string">
            <text:p text:style-name="P20">post</text:p>
          </table:table-cell>
          <table:table-cell table:style-name="Table2.B2" office:value-type="string">
            <text:p text:style-name="P20">Is it a POST request?</text:p>
          </table:table-cell>
        </table:table-row>
        <table:table-row>
          <table:table-cell table:style-name="Table2.A2" office:value-type="string">
            <text:p text:style-name="P16">returnset</text:p>
          </table:table-cell>
          <table:table-cell table:style-name="Table2.B2" office:value-type="string">
            <text:p text:style-name="P16">Was return from last action true?</text:p>
          </table:table-cell>
        </table:table-row>
        <table:table-row>
          <table:table-cell table:style-name="Table2.A2" office:value-type="string">
            <text:p text:style-name="P17">site<text:span text:style-name="T6">is</text:span>ip</text:p>
          </table:table-cell>
          <table:table-cell table:style-name="Table2.B2" office:value-type="string">
            <text:p text:style-name="P17">Is site an IP?</text:p>
          </table:table-cell>
        </table:table-row>
        <table:table-row>
          <table:table-cell table:style-name="Table2.A2" office:value-type="string">
            <text:p text:style-name="P51">tls</text:p>
          </table:table-cell>
          <table:table-cell table:style-name="Table2.B2" office:value-type="string">
            <text:p text:style-name="P51">Is it a TLS connection request?</text:p>
          </table:table-cell>
        </table:table-row>
        <table:table-row>
          <table:table-cell table:style-name="Table2.A2" office:value-type="string">
            <text:p text:style-name="P16">true</text:p>
          </table:table-cell>
          <table:table-cell table:style-name="Table2.B2" office:value-type="string">
            <text:p text:style-name="P16">Always true</text:p>
          </table:table-cell>
        </table:table-row>
      </table:table>
      <text:h text:style-name="P60" text:outline-level="3"/>
      <text:h text:style-name="P60" text:outline-level="3">Table <text:span text:style-name="T33">3</text:span> – Built-in Actions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7">false</text:p>
          </table:table-cell>
          <table:table-cell table:style-name="Table3.B2" office:value-type="string">
            <text:p text:style-name="P17">Return false</text:p>
          </table:table-cell>
        </table:table-row>
        <table:table-row>
          <table:table-cell table:style-name="Table3.A2" office:value-type="string">
            <text:p text:style-name="P20">setaddheader</text:p>
          </table:table-cell>
          <table:table-cell table:style-name="Table3.B2" office:value-type="string">
            <text:p text:style-name="P20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6">setblock</text:p>
          </table:table-cell>
          <table:table-cell table:style-name="Table3.B2" office:value-type="string">
            <text:p text:style-name="P17">Set block flag to true – return true</text:p>
          </table:table-cell>
        </table:table-row>
        <table:table-row>
          <table:table-cell table:style-name="Table3.A2" office:value-type="string">
            <text:p text:style-name="P17">setdone</text:p>
          </table:table-cell>
          <table:table-cell table:style-name="Table3.B2" office:value-type="string">
            <text:p text:style-name="P17">Set done flag to true – return true</text:p>
          </table:table-cell>
        </table:table-row>
        <table:table-row>
          <table:table-cell table:style-name="Table3.A2" office:value-type="string">
            <text:p text:style-name="P17">setexception</text:p>
          </table:table-cell>
          <table:table-cell table:style-name="Table3.B2" office:value-type="string">
            <text:p text:style-name="P17">Set exception flag to true – return true</text:p>
          </table:table-cell>
        </table:table-row>
        <table:table-row>
          <table:table-cell table:style-name="Table3.A2" office:value-type="string">
            <text:p text:style-name="P20">setgomitm</text:p>
          </table:table-cell>
          <table:table-cell table:style-name="Table3.B2" office:value-type="string">
            <text:p text:style-name="P21">Set gomitm flag to true – return true</text:p>
          </table:table-cell>
        </table:table-row>
        <table:table-row>
          <table:table-cell table:style-name="Table3.A2" office:value-type="string">
            <text:p text:style-name="P17">setgrey</text:p>
          </table:table-cell>
          <table:table-cell table:style-name="Table3.B2" office:value-type="string">
            <text:p text:style-name="P17">Set grey flag to true – return true</text:p>
          </table:table-cell>
        </table:table-row>
        <table:table-row>
          <table:table-cell table:style-name="Table3.A2" office:value-type="string">
            <text:p text:style-name="P20">setlogcategory</text:p>
          </table:table-cell>
          <table:table-cell table:style-name="Table3.B2" office:value-type="string">
            <text:p text:style-name="P20">Log category without blocking – return true</text:p>
          </table:table-cell>
        </table:table-row>
        <table:table-row>
          <table:table-cell table:style-name="Table3.A2" office:value-type="string">
            <text:p text:style-name="P28">setmodheader</text:p>
          </table:table-cell>
          <table:table-cell table:style-name="Table3.B2" office:value-type="string">
            <text:p text:style-name="P28">Set modheader flag to true – return true</text:p>
          </table:table-cell>
        </table:table-row>
        <text:soft-page-break/>
        <table:table-row>
          <table:table-cell table:style-name="Table3.A2" office:value-type="string">
            <text:p text:style-name="P17">setmodurl</text:p>
          </table:table-cell>
          <table:table-cell table:style-name="Table3.B2" office:value-type="string">
            <text:p text:style-name="P18">Set modurl flag to true and modify URL – return true</text:p>
          </table:table-cell>
        </table:table-row>
        <table:table-row>
          <table:table-cell table:style-name="Table3.A2" office:value-type="string">
            <text:p text:style-name="P26">setnocheckcert</text:p>
          </table:table-cell>
          <table:table-cell table:style-name="Table3.B2" office:value-type="string">
            <text:p text:style-name="P26">Set nocheckcert flag – return true</text:p>
          </table:table-cell>
        </table:table-row>
        <table:table-row>
          <table:table-cell table:style-name="Table3.A2" office:value-type="string">
            <text:p text:style-name="P22">setredirect</text:p>
          </table:table-cell>
          <table:table-cell table:style-name="Table3.B2" office:value-type="string">
            <text:p text:style-name="P22">Set redirect flag to true – return true if successful</text:p>
          </table:table-cell>
        </table:table-row>
        <table:table-row>
          <table:table-cell table:style-name="Table3.A2" office:value-type="string">
            <text:p text:style-name="P27">setsearchterm</text:p>
          </table:table-cell>
          <table:table-cell table:style-name="Table3.B2" office:value-type="string">
            <text:p text:style-name="P27">Set issearch flag and store search terms for list/content checking – use with state fullurlin and listtype regexpreplacelist which outputs searchterms from url. <text:s text:c="3"/><text:span text:style-name="T3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7">true</text:p>
          </table:table-cell>
          <table:table-cell table:style-name="Table3.B2" office:value-type="string">
            <text:p text:style-name="P17">Return true</text:p>
          </table:table-cell>
        </table:table-row>
      </table:table>
      <text:p text:style-name="P44"/>
      <text:p text:style-name="P46">Philip Pearce <text:span text:style-name="T35">14 August</text:span>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2e3262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5th draft)</text:span><text:tab/><text:span text:style-name="MT3">14 Aug</text:span> 2017<text:tab/>page <text:page-number text:select-page="current">7</text:page-number> of 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8-14T18:21:00.445564000</dc:date>
    <dc:creator>Philip Pearce</dc:creator>
    <meta:editing-duration>PT9H44M54S</meta:editing-duration>
    <meta:editing-cycles>8</meta:editing-cycles>
    <meta:generator>LibreOffice/5.1.4.2$MacOSX_X86_64 LibreOffice_project/f99d75f39f1c57ebdd7ffc5f42867c12031db97a</meta:generator>
    <meta:document-statistic meta:table-count="5" meta:image-count="0" meta:object-count="0" meta:page-count="7" meta:paragraph-count="167" meta:word-count="960" meta:character-count="6002" meta:non-whitespace-character-count="5144"/>
  </office:meta>
</office:document-meta>
</file>